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26cm" fo:min-width="2.56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95cm" fo:min-width="2.7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113cm" fo:min-width="3.801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85cm" fo:min-width="2.6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75cm" fo:min-width="1.1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75cm" fo:min-width="1.15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15cm" fo:min-width="2.8cm"/>
      <style:paragraph-properties style:writing-mode="lr-tb"/>
    </style:style>
    <style:style style:name="gr11" style:family="graphic" style:parent-style-name="objectwithoutfill">
      <style:graphic-properties draw:marker-end="Arrow" draw:marker-end-width="0.3cm" draw:fill="solid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true" fo:min-height="0cm" fo:min-width="0cm" fo:wrap-option="wrap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2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xml:id="id6" draw:id="id6" draw:layer="layout" svg:width="3.4cm" svg:height="1.1cm" svg:x="8.45cm" svg:y="1.3cm">
          <text:p text:style-name="P1">Начало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xml:id="id8" draw:id="id8" draw:layer="layout" svg:width="3.2cm" svg:height="1.2cm" svg:x="8.55cm" svg:y="5.3cm">
          <text:p text:style-name="P1">С = 0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7" draw:id="id7" draw:layer="layout" svg:width="4.3cm" svg:height="1.7cm" svg:x="8cm" svg:y="2.9cm">
          <text:p text:style-name="P1">Ввод числа n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4" draw:text-style-name="P1" xml:id="id9" draw:id="id9" draw:layer="layout" svg:width="3.1cm" svg:height="1.1cm" svg:x="8.6cm" svg:y="7.1cm">
          <text:p text:style-name="P1">i = 0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5" draw:text-style-name="P1" xml:id="id4" draw:id="id4" draw:layer="layout" svg:width="3.2cm" svg:height="2cm" svg:x="8.531cm" svg:y="12.476cm">
          <text:p text:style-name="P1">i &lt; n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" draw:text-style-name="P1" xml:id="id1" draw:id="id1" draw:layer="layout" svg:width="3.3cm" svg:height="2cm" svg:x="2.2cm" svg:y="15.5cm">
          <text:p text:style-name="P1">n%i==0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7" draw:text-style-name="P2" draw:layer="layout" svg:x1="8.531cm" svg:y1="13.476cm" svg:x2="3.85cm" svg:y2="15.5cm" draw:end-shape="id1" draw:end-glue-point="4" svg:d="M8531 13476v762h-4681v1262" svg:viewBox="0 0 4682 2025">
          <text:p text:style-name="P1"/>
        </draw:connector>
        <draw:frame draw:style-name="gr8" draw:text-style-name="P3" draw:layer="layout" svg:width="0.502cm" svg:height="0.962cm" svg:x="6.5cm" svg:y="13.1cm">
          <draw:text-box>
            <text:p/>
          </draw:text-box>
        </draw:frame>
        <draw:frame draw:style-name="gr9" draw:text-style-name="P3" draw:layer="layout" svg:width="1.285cm" svg:height="0.962cm" svg:x="7.215cm" svg:y="12.8cm">
          <draw:text-box>
            <text:p>Да</text:p>
          </draw:text-box>
        </draw:frame>
        <draw:custom-shape draw:style-name="gr10" draw:text-style-name="P1" xml:id="id2" draw:id="id2" draw:layer="layout" svg:width="3.3cm" svg:height="1.4cm" svg:x="2.2cm" svg:y="18.6cm">
          <text:p text:style-name="P1">c++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2" draw:layer="layout" svg:x1="3.85cm" svg:y1="17.5cm" svg:x2="3.85cm" svg:y2="18.6cm" draw:start-shape="id1" draw:start-glue-point="6" draw:end-shape="id2" draw:end-glue-point="4" svg:d="M3850 17500v1100" svg:viewBox="0 0 1 1101">
          <text:p/>
        </draw:connector>
        <draw:custom-shape draw:style-name="gr5" draw:text-style-name="P1" xml:id="id3" draw:id="id3" draw:layer="layout" svg:width="3.2cm" svg:height="2cm" svg:x="8.55cm" svg:y="8.9cm">
          <text:p text:style-name="P1">n&lt;0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1" draw:text-style-name="P2" xml:id="id13" draw:id="id13" draw:layer="layout" svg:x1="10.15cm" svg:y1="10.9cm" svg:x2="10.131cm" svg:y2="12.476cm" draw:start-shape="id3" draw:start-glue-point="6" draw:end-shape="id4" draw:end-glue-point="4" svg:d="M10150 10900v789h-19v787" svg:viewBox="0 0 20 1577">
          <text:p/>
        </draw:connector>
        <draw:frame draw:style-name="gr9" draw:text-style-name="P3" draw:layer="layout" svg:width="1.285cm" svg:height="0.962cm" svg:x="11.8cm" svg:y="8.738cm">
          <draw:text-box>
            <text:p>Да</text:p>
          </draw:text-box>
        </draw:frame>
        <draw:frame draw:style-name="gr9" draw:text-style-name="P3" draw:layer="layout" svg:width="1.582cm" svg:height="0.962cm" svg:x="10.3cm" svg:y="10.7cm">
          <draw:text-box>
            <text:p>Нет</text:p>
          </draw:text-box>
        </draw:frame>
        <draw:custom-shape draw:style-name="gr12" draw:text-style-name="P1" xml:id="id5" draw:id="id5" draw:layer="layout" svg:width="5.734cm" svg:height="0.962cm" svg:x="13cm" svg:y="9.419cm">
          <text:p text:style-name="P1">Число не простое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2" draw:layer="layout" svg:x1="11.75cm" svg:y1="9.9cm" svg:x2="13cm" svg:y2="9.9cm" draw:start-shape="id3" draw:start-glue-point="7" draw:end-shape="id5" draw:end-glue-point="5" svg:d="M11750 9900h1250" svg:viewBox="0 0 1251 1">
          <text:p/>
        </draw:connector>
        <draw:connector draw:style-name="gr11" draw:text-style-name="P2" draw:layer="layout" svg:x1="10.15cm" svg:y1="2.4cm" svg:x2="10.15cm" svg:y2="3.069cm" draw:start-shape="id6" draw:start-glue-point="6" draw:end-shape="id7" draw:end-glue-point="4" svg:d="M10150 2400v669" svg:viewBox="0 0 1 670">
          <text:p/>
        </draw:connector>
        <draw:connector draw:style-name="gr11" draw:text-style-name="P2" draw:layer="layout" svg:x1="10.15cm" svg:y1="4.466cm" svg:x2="10.15cm" svg:y2="5.3cm" draw:start-shape="id7" draw:start-glue-point="6" draw:end-shape="id8" svg:d="M10150 4466v834" svg:viewBox="0 0 1 835">
          <text:p/>
        </draw:connector>
        <draw:connector draw:style-name="gr11" draw:text-style-name="P2" draw:layer="layout" svg:x1="10.15cm" svg:y1="6.5cm" svg:x2="10.15cm" svg:y2="7.1cm" draw:start-shape="id8" draw:start-glue-point="6" draw:end-shape="id9" svg:d="M10150 6500v600" svg:viewBox="0 0 1 601">
          <text:p/>
        </draw:connector>
        <draw:connector draw:style-name="gr11" draw:text-style-name="P2" draw:layer="layout" svg:x1="10.15cm" svg:y1="8.2cm" svg:x2="10.15cm" svg:y2="8.9cm" draw:start-shape="id9" draw:start-glue-point="6" draw:end-shape="id3" svg:d="M10150 8200v700" svg:viewBox="0 0 1 701">
          <text:p/>
        </draw:connector>
        <draw:frame draw:style-name="gr13" draw:text-style-name="P3" draw:layer="layout" svg:width="1.582cm" svg:height="0.962cm" svg:x="8.2cm" svg:y="14.538cm">
          <draw:text-box>
            <text:p>Нет</text:p>
          </draw:text-box>
        </draw:frame>
        <draw:custom-shape draw:style-name="gr5" draw:text-style-name="P1" xml:id="id10" draw:id="id10" draw:layer="layout" svg:width="3.2cm" svg:height="2cm" svg:x="8.567cm" svg:y="15.5cm">
          <text:p text:style-name="P1">с==0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1" draw:text-style-name="P2" draw:layer="layout" svg:x1="10.131cm" svg:y1="14.376cm" svg:x2="10.167cm" svg:y2="15.5cm" draw:end-shape="id10" draw:end-glue-point="4" svg:d="M10131 14376v312h36v812" svg:viewBox="0 0 37 1125">
          <text:p/>
        </draw:connector>
        <draw:custom-shape draw:style-name="gr12" draw:text-style-name="P1" xml:id="id11" draw:id="id11" draw:layer="layout" svg:width="5.734cm" svg:height="0.962cm" svg:x="12.8cm" svg:y="16.019cm">
          <text:p text:style-name="P1">Число не простое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2" draw:layer="layout" svg:x1="11.767cm" svg:y1="16.5cm" svg:x2="12.8cm" svg:y2="16.5cm" draw:start-shape="id10" draw:start-glue-point="7" draw:end-shape="id11" draw:end-glue-point="5" svg:d="M11767 16500h1033" svg:viewBox="0 0 1034 1">
          <text:p/>
        </draw:connector>
        <draw:custom-shape draw:style-name="gr12" draw:text-style-name="P1" xml:id="id12" draw:id="id12" draw:layer="layout" svg:width="5.734cm" svg:height="0.962cm" svg:x="7.3cm" svg:y="18.9cm">
          <text:p text:style-name="P1">Число простое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2" draw:layer="layout" svg:x1="10.167cm" svg:y1="17.5cm" svg:x2="10.167cm" svg:y2="18.9cm" draw:start-shape="id10" draw:start-glue-point="6" draw:end-shape="id12" draw:end-glue-point="4" svg:d="M10167 17500v1400" svg:viewBox="0 0 1 1401">
          <text:p/>
        </draw:connector>
        <draw:frame draw:style-name="gr9" draw:text-style-name="P3" draw:layer="layout" svg:width="1.285cm" svg:height="0.962cm" svg:x="8.615cm" svg:y="17.438cm">
          <draw:text-box>
            <text:p>Да</text:p>
          </draw:text-box>
        </draw:frame>
        <draw:frame draw:style-name="gr9" draw:text-style-name="P3" draw:layer="layout" svg:width="1.582cm" svg:height="0.962cm" svg:x="11.2cm" svg:y="15.338cm">
          <draw:text-box>
            <text:p>Нет</text:p>
          </draw:text-box>
        </draw:frame>
        <draw:custom-shape draw:style-name="gr1" draw:text-style-name="P1" draw:layer="layout" svg:width="3.4cm" svg:height="1.1cm" svg:x="8.467cm" svg:y="21.4cm">
          <text:p text:style-name="P1">Конец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1" draw:text-style-name="P2" draw:layer="layout" svg:x1="10.167cm" svg:y1="19.862cm" svg:x2="10.167cm" svg:y2="21.5cm" draw:start-shape="id12" draw:start-glue-point="6" svg:d="M10167 19862v1638" svg:viewBox="0 0 1 1639">
          <text:p/>
        </draw:connector>
        <draw:connector draw:style-name="gr11" draw:text-style-name="P2" draw:layer="layout" draw:line-skew="2.133cm" svg:x1="15.667cm" svg:y1="16.981cm" svg:x2="11.867cm" svg:y2="22.05cm" draw:start-shape="id11" draw:start-glue-point="6" svg:d="M15667 16981v4919h-3800v150" svg:viewBox="0 0 3801 5070">
          <text:p/>
        </draw:connector>
        <draw:connector draw:style-name="gr11" draw:text-style-name="P2" draw:layer="layout" svg:x1="2.2cm" svg:y1="19.3cm" svg:x2="10.14cm" svg:y2="11.689cm" draw:start-shape="id2" draw:start-glue-point="5" draw:end-shape="id13" draw:end-glue-point="0" svg:d="M2200 19300h-501v-7611h8441" svg:viewBox="0 0 8442 7612">
          <text:p/>
        </draw:connector>
        <draw:connector draw:style-name="gr11" draw:text-style-name="P2" draw:layer="layout" svg:x1="18.734cm" svg:y1="9.9cm" svg:x2="15.632cm" svg:y2="21.919cm" draw:start-shape="id5" draw:start-glue-point="7" svg:d="M18734 9900h502v12019h-3604" svg:viewBox="0 0 3605 12020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2T21:42:13.731072118</meta:creation-date>
    <dc:date>2021-06-22T22:41:54.645605621</dc:date>
    <meta:editing-duration>PT23M55S</meta:editing-duration>
    <meta:editing-cycles>6</meta:editing-cycles>
    <meta:generator>LibreOffice/6.4.7.2$Linux_X86_64 LibreOffice_project/40$Build-2</meta:generator>
    <meta:document-statistic meta:object-count="35"/>
  </office:meta>
</office:document-meta>
</file>